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 Pro 55 Roman" svg:font-family="'HelveticaNeueLT Pro 55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990000" draw:textarea-vertical-align="middle" draw:auto-grow-height="false" draw:fit-to-size="false" fo:min-height="2.753cm" fo:min-width="3.332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990000" draw:textarea-vertical-align="middle" draw:auto-grow-height="false" draw:fit-to-size="false" fo:min-height="2.67cm" fo:min-width="3.34cm" fo:padding-top="0.127cm" fo:padding-bottom="0.127cm" fo:padding-left="0.254cm" fo:padding-right="0.254cm" fo:wrap-option="no-wrap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8cm" fo:min-width="5.4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3.302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990000" draw:textarea-vertical-align="middle" draw:auto-grow-height="false" draw:fit-to-size="false" fo:min-height="2.377cm" fo:min-width="2.956cm" fo:padding-top="0.127cm" fo:padding-bottom="0.127cm" fo:padding-left="0.254cm" fo:padding-right="0.254cm" fo:wrap-option="no-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loext:graphic-properties draw:fill="solid" draw:fill-color="#990000"/>
      <style:paragraph-properties fo:text-align="center" style:font-independent-line-spacing="true"/>
      <style:text-properties fo:color="#ffffff" style:font-name="HelveticaNeueLT Pro 55 Roman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end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T1" style:family="text">
      <style:text-properties fo:color="#ffffff" style:font-name="HelveticaNeueLT Pro 55 Roman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9" draw:style-name="gr1" draw:text-style-name="P2" draw:layer="layout" svg:width="4.164cm" svg:height="3.331cm" svg:x="19.966cm" svg:y="12.163cm">
          <text:p text:style-name="P1"><text:span text:style-name="T1">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2" xml:id="id1" draw:id="id1" draw:layer="layout" svg:width="4.164cm" svg:height="3.24cm" svg:x="9.556cm" svg:y="12.254cm">
          <text:p text:style-name="P1"><text:span text:style-name="T1">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3" draw:text-style-name="P3" draw:layer="layout" svg:x1="13.72cm" svg:y1="13.911cm" svg:x2="19.966cm" svg:y2="13.822cm">
          <text:p/>
        </draw:line>
        <draw:frame draw:style-name="gr4" draw:text-style-name="P5" draw:layer="layout" svg:width="5.917cm" svg:height="3.908cm" svg:x="13.633cm" svg:y="10.081cm">
          <draw:text-box>
            <text:p text:style-name="P4"><text:span text:style-name="T2">Typing &amp;</text:span></text:p>
            <text:p text:style-name="P4"><text:span text:style-name="T2">Translation</text:span></text:p>
            <text:p text:style-name="P4"><text:span text:style-name="T2">(Sec. 5)</text:span></text:p>
          </draw:text-box>
        </draw:frame>
        <draw:connector draw:style-name="gr3" draw:text-style-name="P3" draw:layer="layout" draw:type="curve" svg:x1="9.556cm" svg:y1="13.874cm" svg:x2="11.638cm" svg:y2="12.254cm" draw:start-shape="id1" draw:start-glue-point="3" draw:end-shape="id1" svg:d="M9556 13874c-769 0-642-1067 71-1665s2011-726 2011 45" svg:viewBox="0 0 2606 2157">
          <text:p/>
        </draw:connector>
        <draw:frame draw:style-name="gr5" draw:text-style-name="P7" draw:layer="layout" svg:width="5.121cm" svg:height="3.566cm" svg:x="3.912cm" svg:y="9.42cm">
          <draw:text-box>
            <text:p text:style-name="P6"><text:span text:style-name="T2">Macro </text:span></text:p>
            <text:p text:style-name="P6"><text:span text:style-name="T2">Expansion</text:span></text:p>
            <text:p text:style-name="P6"><text:span text:style-name="T2">(Sec. 4)</text:span></text:p>
          </draw:text-box>
        </draw:frame>
        <draw:custom-shape draw:name="Rounded Rectangle 9" draw:style-name="gr6" draw:text-style-name="P2" draw:layer="layout" svg:width="3.748cm" svg:height="2.915cm" svg:x="8.723cm" svg:y="4.251cm">
          <text:p text:style-name="P1"><text:span text:style-name="T1">S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3" draw:text-style-name="P3" draw:layer="layout" svg:x1="8.723cm" svg:y1="6.333cm" svg:x2="6.858cm" svg:y2="9.42cm">
          <text:p/>
        </draw:line>
        <draw:line draw:style-name="gr3" draw:text-style-name="P3" draw:layer="layout" svg:x1="12.471cm" svg:y1="6.333cm" svg:x2="15.386cm" svg:y2="10.081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 Pro 55 Roman" svg:font-family="'HelveticaNeueLT Pro 55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2T02:22:18.852033864</meta:creation-date>
    <dc:date>2015-07-12T02:27:13.740560721</dc:date>
    <meta:editing-duration>PT4M54S</meta:editing-duration>
    <meta:editing-cycles>1</meta:editing-cycles>
    <meta:document-statistic meta:object-count="32"/>
    <meta:generator>LibreOffice/4.4.2.2$Linux_X86_64 LibreOffice_project/40m0$Build-2</meta:generator>
  </office:meta>
</office:document-meta>
</file>